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2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76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4.8mm"/>
    </style:style>
    <style:style style:name="co12" style:family="table-column">
      <style:table-column-properties fo:break-before="auto" style:column-width="14.61mm"/>
    </style:style>
    <style:style style:name="co13" style:family="table-column">
      <style:table-column-properties fo:break-before="auto" style:column-width="5.01mm"/>
    </style:style>
    <style:style style:name="co14" style:family="table-column">
      <style:table-column-properties fo:break-before="auto" style:column-width="27.83mm"/>
    </style:style>
    <style:style style:name="co1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/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map style:condition="cell-content()&gt;=1" style:apply-style-name="Overload" style:base-cell-address="Sheet1.F7"/>
    </style:style>
    <style:style style:name="ce7" style:family="table-cell" style:parent-style-name="Default" style:data-style-name="N110">
      <style:map style:condition="cell-content()&lt;[$Sheet1.$D$2]" style:apply-style-name="Result" style:base-cell-address="Sheet1.H2"/>
    </style:style>
    <style:style style:name="ce8" style:family="table-cell" style:parent-style-name="Default" style:data-style-name="N110">
      <style:map style:condition="cell-content()&lt;[$Sheet1.$D$3]" style:apply-style-name="Overload" style:base-cell-address="Sheet1.H3"/>
    </style:style>
    <style:style style:name="ce9" style:family="table-cell" style:parent-style-name="Default" style:data-style-name="N110">
      <style:map style:condition="cell-content()&lt;[$Sheet1.$D$4]" style:apply-style-name="Result" style:base-cell-address="Sheet1.H4"/>
    </style:style>
    <style:style style:name="ce10" style:family="table-cell" style:parent-style-name="Default" style:data-style-name="N110">
      <style:map style:condition="cell-content()&lt;[$Sheet1.$D$5]" style:apply-style-name="Result" style:base-cell-address="Sheet1.H5"/>
    </style:style>
    <style:style style:name="ce11" style:family="table-cell" style:parent-style-name="Default">
      <style:map style:condition="cell-content()&gt;=1" style:apply-style-name="Overload" style:base-cell-address="Sheet1.L2"/>
      <style:map style:condition="cell-content()&lt;1" style:apply-style-name="Default" style:base-cell-address="Sheet1.L2"/>
    </style:style>
    <style:style style:name="ce12" style:family="table-cell" style:parent-style-name="Default">
      <style:map style:condition="cell-content()&gt;=1" style:apply-style-name="Overload" style:base-cell-address="Sheet1.L3"/>
      <style:map style:condition="cell-content()&lt;1" style:apply-style-name="Default" style:base-cell-address="Sheet1.L3"/>
    </style:style>
    <style:style style:name="ce13" style:family="table-cell" style:parent-style-name="Default">
      <style:map style:condition="cell-content()&gt;=1" style:apply-style-name="Overload" style:base-cell-address="Sheet1.L4"/>
      <style:map style:condition="cell-content()&lt;1" style:apply-style-name="Default" style:base-cell-address="Sheet1.L4"/>
    </style:style>
    <style:style style:name="ce14" style:family="table-cell" style:parent-style-name="Default">
      <style:map style:condition="cell-content()&gt;=1" style:apply-style-name="Overload" style:base-cell-address="Sheet1.L5"/>
      <style:map style:condition="cell-content()&lt;1" style:apply-style-name="Default" style:base-cell-address="Sheet1.L5"/>
    </style:style>
    <style:style style:name="ce15" style:family="table-cell" style:parent-style-name="Default">
      <style:map style:condition="cell-content()&gt;=1" style:apply-style-name="Overload" style:base-cell-address="Sheet1.P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5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period</text:p>
          </table:table-cell>
          <table:table-cell table:style-name="ce4" office:value-type="string" calcext:value-type="string">
            <text:p>Umax</text:p>
          </table:table-cell>
          <table:table-cell table:style-name="ce2" office:value-type="string" calcext:value-type="string">
            <text:p>budget</text:p>
          </table:table-cell>
          <table:table-cell table:style-name="ce1" office:value-type="string" calcext:value-type="string">
            <text:p>budget_max</text:p>
          </table:table-cell>
          <table:table-cell table:style-name="ce2" office:value-type="string" calcext:value-type="string">
            <text:p>slack min</text:p>
          </table:table-cell>
          <table:table-cell table:style-name="ce4" office:value-type="string" calcext:value-type="string">
            <text:p>util_budget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utot</text:p>
          </table:table-cell>
          <table:table-cell table:style-name="ce1" office:value-type="string" calcext:value-type="string">
            <text:p>bmax</text:p>
          </table:table-cell>
          <table:table-cell table:style-name="ce1"/>
          <table:table-cell table:style-name="ce1" office:value-type="string" calcext:value-type="string">
            <text:p>btime (no budg)</text:p>
          </table:table-cell>
          <table:table-cell table:style-name="ce1" office:value-type="string" calcext:value-type="string">
            <text:p>utot(no budg)</text:p>
          </table:table-cell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r</text:p>
          </table:table-cell>
          <table:table-cell office:value-type="float" office:value="4796" calcext:value-type="float">
            <text:p>4796</text:p>
          </table:table-cell>
          <table:table-cell office:value-type="float" office:value="11999" calcext:value-type="float">
            <text:p>11999</text:p>
          </table:table-cell>
          <table:table-cell office:value-type="float" office:value="50000" calcext:value-type="float">
            <text:p>50000</text:p>
          </table:table-cell>
          <table:table-cell table:formula="of:=[.D2]/[.E2]" office:value-type="float" office:value="0.23998" calcext:value-type="float">
            <text:p>0,240</text:p>
          </table:table-cell>
          <table:table-cell office:value-type="float" office:value="11203" calcext:value-type="float">
            <text:p>11203</text:p>
          </table:table-cell>
          <table:table-cell table:style-name="ce7" table:formula="of:=[.E2]" office:value-type="float" office:value="50000" calcext:value-type="float">
            <text:p>50000,0</text:p>
          </table:table-cell>
          <table:table-cell table:formula="of:=[.E2]-[.G2]" office:value-type="float" office:value="38797" calcext:value-type="float">
            <text:p>38797</text:p>
          </table:table-cell>
          <table:table-cell table:formula="of:=[.G2]/[.E2]" office:value-type="float" office:value="0.22406" calcext:value-type="float">
            <text:p>0,224</text:p>
          </table:table-cell>
          <table:table-cell table:formula="of:=MAX([.G3:.G5])" office:value-type="float" office:value="25212" calcext:value-type="float">
            <text:p>25212</text:p>
          </table:table-cell>
          <table:table-cell table:style-name="ce11" table:formula="of:=[.K2]/[.E2]+[.J2]" office:value-type="float" office:value="0.7283" calcext:value-type="float">
            <text:p>0,7283</text:p>
          </table:table-cell>
          <table:table-cell table:formula="of:=(1-[.J2])*[.E2]" office:value-type="float" office:value="38797" calcext:value-type="float">
            <text:p>38797</text:p>
          </table:table-cell>
          <table:table-cell/>
          <table:table-cell table:style-name="ce3" table:formula="of:=MAX([.D3:.D5])" office:value-type="float" office:value="33150" calcext:value-type="float">
            <text:p>33150</text:p>
          </table:table-cell>
          <table:table-cell table:style-name="ce15" table:formula="of:=[.O2]/[.E2]+[.F2]" office:value-type="float" office:value="0.90298" calcext:value-type="float">
            <text:p>0,9029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ndautopilot</text:p>
          </table:table-cell>
          <table:table-cell office:value-type="float" office:value="11664" calcext:value-type="float">
            <text:p>11664</text:p>
          </table:table-cell>
          <table:table-cell office:value-type="float" office:value="15550" calcext:value-type="float">
            <text:p>15550</text:p>
          </table:table-cell>
          <table:table-cell office:value-type="float" office:value="60000" calcext:value-type="float">
            <text:p>60000</text:p>
          </table:table-cell>
          <table:table-cell table:formula="of:=[.D3]/[.E3]" office:value-type="float" office:value="0.259166666666667" calcext:value-type="float">
            <text:p>0,259</text:p>
          </table:table-cell>
          <table:table-cell office:value-type="float" office:value="15550" calcext:value-type="float">
            <text:p>15550</text:p>
          </table:table-cell>
          <table:table-cell table:style-name="ce8" table:formula="of:=MIN([.E3];[.M2])" office:value-type="float" office:value="38797" calcext:value-type="float">
            <text:p>38797,0</text:p>
          </table:table-cell>
          <table:table-cell table:formula="of:=[.E3]-[.G3]" office:value-type="float" office:value="44450" calcext:value-type="float">
            <text:p>44450</text:p>
          </table:table-cell>
          <table:table-cell table:formula="of:=[.G3]/[.E3]" office:value-type="float" office:value="0.259166666666667" calcext:value-type="float">
            <text:p>0,259</text:p>
          </table:table-cell>
          <table:table-cell table:formula="of:=MAX([.G4:.G5])" office:value-type="float" office:value="25212" calcext:value-type="float">
            <text:p>25212</text:p>
          </table:table-cell>
          <table:table-cell table:style-name="ce12" table:formula="of:=[.K3]/[.E3]+[.J3]" office:value-type="float" office:value="0.679366666666667" calcext:value-type="float">
            <text:p>0,6793666667</text:p>
          </table:table-cell>
          <table:table-cell table:formula="of:=(1-[.J3]-[.J2])*[.E3]" office:value-type="float" office:value="31006.4" calcext:value-type="float">
            <text:p>31006,4</text:p>
          </table:table-cell>
          <table:table-cell/>
          <table:table-cell table:style-name="ce3" table:formula="of:=MAX([.D4:.D5])" office:value-type="float" office:value="33150" calcext:value-type="float">
            <text:p>33150</text:p>
          </table:table-cell>
          <table:table-cell table:style-name="ce15" table:formula="of:=[.O3]/[.E3]+[.F3]+[.F2]" office:value-type="float" office:value="1.05164666666667" calcext:value-type="float">
            <text:p>1,0516466667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eckmega128</text:p>
          </table:table-cell>
          <table:table-cell office:value-type="float" office:value="18860" calcext:value-type="float">
            <text:p>18860</text:p>
          </table:table-cell>
          <table:table-cell office:value-type="float" office:value="23682" calcext:value-type="float">
            <text:p>23682</text:p>
          </table:table-cell>
          <table:table-cell office:value-type="float" office:value="80000" calcext:value-type="float">
            <text:p>80000</text:p>
          </table:table-cell>
          <table:table-cell table:formula="of:=[.D4]/[.E4]" office:value-type="float" office:value="0.296025" calcext:value-type="float">
            <text:p>0,296</text:p>
          </table:table-cell>
          <table:table-cell office:value-type="float" office:value="23682" calcext:value-type="float">
            <text:p>23682</text:p>
          </table:table-cell>
          <table:table-cell table:style-name="ce9" table:formula="of:=MIN([.E4];[.M3];[.M2])" office:value-type="float" office:value="31006.4" calcext:value-type="float">
            <text:p>31006,4</text:p>
          </table:table-cell>
          <table:table-cell table:formula="of:=[.E4]-[.G4]" office:value-type="float" office:value="56318" calcext:value-type="float">
            <text:p>56318</text:p>
          </table:table-cell>
          <table:table-cell table:formula="of:=[.G4]/[.E4]" office:value-type="float" office:value="0.296025" calcext:value-type="float">
            <text:p>0,296</text:p>
          </table:table-cell>
          <table:table-cell table:formula="of:=[.G5]" office:value-type="float" office:value="25212" calcext:value-type="float">
            <text:p>25212</text:p>
          </table:table-cell>
          <table:table-cell table:style-name="ce13" table:formula="of:=[.K4]/[.E4]+[.J4]" office:value-type="float" office:value="0.611175" calcext:value-type="float">
            <text:p>0,611175</text:p>
          </table:table-cell>
          <table:table-cell table:formula="of:=(1-[.J4]-[.J3]-[.J2])*[.E4]" office:value-type="float" office:value="17659.8666666667" calcext:value-type="float">
            <text:p>17659,8666666667</text:p>
          </table:table-cell>
          <table:table-cell/>
          <table:table-cell table:style-name="ce3" table:formula="of:=MAX([.D5:.D5])" office:value-type="float" office:value="33150" calcext:value-type="float">
            <text:p>33150</text:p>
          </table:table-cell>
          <table:table-cell table:style-name="ce15" table:formula="of:=[.O4]/[.E4]+[.F4]+[.F3]+[.F2]" office:value-type="float" office:value="1.20954666666667" calcext:value-type="float">
            <text:p>1,209546666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pm</text:p>
          </table:table-cell>
          <table:table-cell office:value-type="float" office:value="25212" calcext:value-type="float">
            <text:p>25212</text:p>
          </table:table-cell>
          <table:table-cell office:value-type="float" office:value="33150" calcext:value-type="float">
            <text:p>33150</text:p>
          </table:table-cell>
          <table:table-cell office:value-type="float" office:value="100000" calcext:value-type="float">
            <text:p>100000</text:p>
          </table:table-cell>
          <table:table-cell table:formula="of:=[.D5]/[.E5]" office:value-type="float" office:value="0.3315" calcext:value-type="float">
            <text:p>0,332</text:p>
          </table:table-cell>
          <table:table-cell office:value-type="float" office:value="25212" calcext:value-type="float">
            <text:p>25212</text:p>
          </table:table-cell>
          <table:table-cell table:style-name="ce10" table:formula="of:=MIN([.E5];[.M4];[.M3];[.M2])" office:value-type="float" office:value="17659.8666666667" calcext:value-type="float">
            <text:p>17659,9</text:p>
          </table:table-cell>
          <table:table-cell table:formula="of:=[.E5]-[.G5]" office:value-type="float" office:value="74788" calcext:value-type="float">
            <text:p>74788</text:p>
          </table:table-cell>
          <table:table-cell table:formula="of:=[.G5]/[.E5]" office:value-type="float" office:value="0.25212" calcext:value-type="float">
            <text:p>0,252</text:p>
          </table:table-cell>
          <table:table-cell table:formula="of:=0" office:value-type="float" office:value="0" calcext:value-type="float">
            <text:p>0</text:p>
          </table:table-cell>
          <table:table-cell table:style-name="ce14" table:formula="of:=[.K5]/[.E5]+[.J5]" office:value-type="float" office:value="0.25212" calcext:value-type="float">
            <text:p>0,25212</text:p>
          </table:table-cell>
          <table:table-cell table:formula="of:=(1-[.J5]-[.J4]-[.J3]-[.J2])*[.E5]" office:value-type="float" office:value="-3137.16666666667" calcext:value-type="float">
            <text:p>-3137,166666666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table:formula="of:=[.O5]/[.E5]+[.F5]+[.F4]+[.F3]+[.F2]" office:value-type="float" office:value="1.12667166666667" calcext:value-type="float">
            <text:p>1,1266716667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6" table:formula="of:=SUM([.F2:.F5])" office:value-type="float" office:value="1.12667166666667" calcext:value-type="float">
            <text:p>1,127</text:p>
          </table:table-cell>
          <table:table-cell table:number-columns-repeated="3"/>
          <table:table-cell table:formula="of:=SUM([.J2:.J5])" office:value-type="float" office:value="1.03137166666667" calcext:value-type="float">
            <text:p>1,031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L2:Sheet1.L2">
            <calcext:condition calcext:apply-style-name="Overload" calcext:value="&gt;=1" calcext:base-cell-address="Sheet1.L2"/>
            <calcext:condition calcext:apply-style-name="Default" calcext:value="&lt;1" calcext:base-cell-address="Sheet1.L2"/>
          </calcext:conditional-format>
          <calcext:conditional-format calcext:target-range-address="Sheet1.P2:Sheet1.P5">
            <calcext:condition calcext:apply-style-name="Overload" calcext:value="&gt;=1" calcext:base-cell-address="Sheet1.P2"/>
          </calcext:conditional-format>
          <calcext:conditional-format calcext:target-range-address="Sheet1.L3:Sheet1.L3">
            <calcext:condition calcext:apply-style-name="Overload" calcext:value="&gt;=1" calcext:base-cell-address="Sheet1.L3"/>
            <calcext:condition calcext:apply-style-name="Default" calcext:value="&lt;1" calcext:base-cell-address="Sheet1.L3"/>
          </calcext:conditional-format>
          <calcext:conditional-format calcext:target-range-address="Sheet1.L4:Sheet1.L4">
            <calcext:condition calcext:apply-style-name="Overload" calcext:value="&gt;=1" calcext:base-cell-address="Sheet1.L4"/>
            <calcext:condition calcext:apply-style-name="Default" calcext:value="&lt;1" calcext:base-cell-address="Sheet1.L4"/>
          </calcext:conditional-format>
          <calcext:conditional-format calcext:target-range-address="Sheet1.L5:Sheet1.L5">
            <calcext:condition calcext:apply-style-name="Overload" calcext:value="&gt;=1" calcext:base-cell-address="Sheet1.L5"/>
            <calcext:condition calcext:apply-style-name="Default" calcext:value="&lt;1" calcext:base-cell-address="Sheet1.L5"/>
          </calcext:conditional-format>
          <calcext:conditional-format calcext:target-range-address="Sheet1.F7:Sheet1.F7">
            <calcext:condition calcext:apply-style-name="Overload" calcext:value="&gt;=1" calcext:base-cell-address="Sheet1.F7"/>
          </calcext:conditional-format>
          <calcext:conditional-format calcext:target-range-address="Sheet1.H2:Sheet1.H2">
            <calcext:condition calcext:apply-style-name="Result" calcext:value="&lt;[$Sheet1.$D$2]" calcext:base-cell-address="Sheet1.H2"/>
          </calcext:conditional-format>
          <calcext:conditional-format calcext:target-range-address="Sheet1.H4:Sheet1.H4">
            <calcext:condition calcext:apply-style-name="Result" calcext:value="&lt;[$Sheet1.$D$4]" calcext:base-cell-address="Sheet1.H4"/>
          </calcext:conditional-format>
          <calcext:conditional-format calcext:target-range-address="Sheet1.H5:Sheet1.H5">
            <calcext:condition calcext:apply-style-name="Result" calcext:value="&lt;[$Sheet1.$D$5]" calcext:base-cell-address="Sheet1.H5"/>
          </calcext:conditional-format>
          <calcext:conditional-format calcext:target-range-address="Sheet1.H3:Sheet1.H3">
            <calcext:condition calcext:apply-style-name="Overload" calcext:value="&lt;[$Sheet1.$D$3]" calcext:base-cell-address="Sheet1.H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E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load" style:family="table-cell" style:parent-style-name="Default" style:data-style-name="N109">
      <style:table-cell-properties fo:background-color="transparent"/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3:57:46.580049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LIPARI</meta:initial-creator>
    <meta:creation-date>2017-04-10T12:09:52.863484999</meta:creation-date>
    <dc:date>2017-04-12T14:15:28.311189048</dc:date>
    <dc:creator>Giuseppe LIPARI</dc:creator>
    <meta:editing-duration>PT4H56M43S</meta:editing-duration>
    <meta:editing-cycles>16</meta:editing-cycles>
    <meta:generator>LibreOffice/5.1.6.2$Linux_X86_64 LibreOffice_project/10m0$Build-2</meta:generator>
    <meta:document-statistic meta:table-count="1" meta:cell-count="75" meta:object-count="0"/>
  </office:meta>
</office:document-meta>
</file>